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weight="normal" style:font-weight-asian="normal" style:font-weight-complex="normal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Big-O analysis = asymptotic analysis</text:p>
      <text:p text:style-name="Standard"/>
      <text:p text:style-name="Standard">Big-Omega</text:p>
      <text:p text:style-name="Standard">Big-Theta</text:p>
      <text:p text:style-name="Standard">little-o</text:p>
      <text:p text:style-name="Standard">little-omega</text:p>
      <text:p text:style-name="Standard"/>
      <text:p text:style-name="Standard">We only care about the order of <text:span text:style-name="T1">n</text:span></text:p>
      <text:p text:style-name="P2"/>
      <text:p text:style-name="P1">The Big-O analysis is independent of hardware and software.</text:p>
      <text:p text:style-name="P1">→ t(n) = running time of an algorithm is a function with respect to input size.</text:p>
      <text:p text:style-name="P1"/>
      <text:p text:style-name="P1">Big-O is a tendency analysis. We only care about when input size reaches a certain level (N), what will happen.</text:p>
      <text:p text:style-name="P1"/>
      <text:p text:style-name="P1">Qsort → O(n*logn)</text:p>
      <text:p text:style-name="P1">Insertion sort → O(n^2)</text:p>
      <text:p text:style-name="P1">when n=100, n=10, Qsort is more ideal.</text:p>
      <text:p text:style-name="P1"/>
      <text:p text:style-name="P1">N=10^6</text:p>
      <text:p text:style-name="P1">t(n) = O(g(n))</text:p>
      <text:p text:style-name="P1">for any n&gt;0, there exists c, n&gt;0,</text:p>
      <text:p text:style-name="P1">such that t(n) &lt;= c*g(n)</text:p>
      <text:p text:style-name="P1"/>
      <text:p text:style-name="P1">When the input size reaches a certain level (n&gt;N), g(n) is the upper bound of t(n).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10T14:34:56</meta:creation-date>
    <meta:editing-duration>P0D</meta:editing-duration>
    <meta:editing-cycles>2</meta:editing-cycles>
    <meta:generator>LibreOffice/3.5$Linux_x86 LibreOffice_project/350m1$Build-2</meta:generator>
    <dc:date>2013-09-10T14:45:35</dc:date>
    <meta:document-statistic meta:table-count="0" meta:image-count="0" meta:object-count="0" meta:page-count="1" meta:paragraph-count="17" meta:word-count="108" meta:character-count="594" meta:non-whitespace-character-count="503"/>
  </office:meta>
</office:document-meta>
</file>